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762cm" svg:height="0.762cm" svg:x="8.874cm" svg:y="3.15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8.875cm" svg:y="4.70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62cm" svg:height="0.762cm" svg:x="8.875cm" svg:y="6.2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8.875cm" svg:y="7.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8.875cm" svg:y="9.3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12.275cm" svg:y="4.6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12.276cm" svg:y="6.2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12.276cm" svg:y="7.76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5cm" svg:y1="6.641cm" svg:x2="8.875cm" svg:y2="9.741cm" draw:start-shape="id1" draw:start-glue-point="6" draw:end-shape="id2" draw:end-glue-point="6" svg:d="M8875 6641c-777 0-777 3100 0 3100" svg:viewBox="0 0 584 3101">
          <text:p/>
        </draw:connector>
        <draw:connector draw:style-name="gr3" draw:text-style-name="P3" draw:layer="layout" draw:type="line" svg:x1="9.636cm" svg:y1="3.54cm" svg:x2="12.386cm" svg:y2="4.771cm" draw:start-shape="id3" draw:start-glue-point="10" draw:end-shape="id4" draw:end-glue-point="5" svg:d="M9636 3540l2750 1231" svg:viewBox="0 0 2751 1232">
          <text:p/>
        </draw:connector>
        <draw:connector draw:style-name="gr3" draw:text-style-name="P3" draw:layer="layout" draw:type="line" svg:x1="9.525cm" svg:y1="3.81cm" svg:x2="12.387cm" svg:y2="7.872cm" draw:start-shape="id3" draw:start-glue-point="9" draw:end-shape="id5" draw:end-glue-point="5" svg:d="M9525 3810l2862 4062" svg:viewBox="0 0 2863 4063">
          <text:p/>
        </draw:connector>
        <draw:connector draw:style-name="gr3" draw:text-style-name="P3" draw:layer="layout" draw:type="line" svg:x1="9.637cm" svg:y1="5.09cm" svg:x2="12.275cm" svg:y2="5.041cm" draw:start-shape="id6" draw:start-glue-point="10" draw:end-shape="id4" draw:end-glue-point="6" svg:d="M9637 5090l2638-49" svg:viewBox="0 0 2639 50">
          <text:p/>
        </draw:connector>
        <draw:connector draw:style-name="gr3" draw:text-style-name="P3" draw:layer="layout" draw:type="line" svg:x1="9.526cm" svg:y1="5.36cm" svg:x2="12.387cm" svg:y2="6.321cm" draw:start-shape="id6" draw:start-glue-point="9" draw:end-shape="id7" draw:end-glue-point="5" svg:d="M9526 5360l2861 961" svg:viewBox="0 0 2862 962">
          <text:p/>
        </draw:connector>
        <draw:connector draw:style-name="gr3" draw:text-style-name="P3" draw:layer="layout" draw:type="line" svg:x1="9.637cm" svg:y1="6.641cm" svg:x2="12.276cm" svg:y2="8.142cm" draw:start-shape="id1" draw:start-glue-point="10" draw:end-shape="id5" draw:end-glue-point="6" svg:d="M9637 6641l2639 1501" svg:viewBox="0 0 2640 1502">
          <text:p/>
        </draw:connector>
        <draw:connector draw:style-name="gr3" draw:text-style-name="P3" draw:layer="layout" draw:type="line" svg:x1="9.637cm" svg:y1="8.191cm" svg:x2="12.387cm" svg:y2="6.861cm" draw:start-shape="id8" draw:start-glue-point="10" draw:end-shape="id7" draw:end-glue-point="7" svg:d="M9637 8191l2750-1330" svg:viewBox="0 0 2751 1331">
          <text:p/>
        </draw:connector>
        <draw:connector draw:style-name="gr3" draw:text-style-name="P3" draw:layer="layout" draw:type="line" svg:x1="9.526cm" svg:y1="9.471cm" svg:x2="12.386cm" svg:y2="5.311cm" draw:start-shape="id2" draw:start-glue-point="11" draw:end-shape="id4" draw:end-glue-point="7" svg:d="M9526 9471l2860-4160" svg:viewBox="0 0 2861 4161">
          <text:p/>
        </draw:connector>
        <draw:connector draw:style-name="gr3" draw:text-style-name="P3" draw:layer="layout" draw:type="line" svg:x1="9.637cm" svg:y1="9.741cm" svg:x2="12.387cm" svg:y2="8.412cm" draw:start-shape="id2" draw:start-glue-point="10" draw:end-shape="id5" draw:end-glue-point="7" svg:d="M9637 9741l2750-1329" svg:viewBox="0 0 2751 13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6T03:14:05.397000000</meta:creation-date>
    <dc:date>2020-12-16T03:21:41.930000000</dc:date>
    <meta:editing-duration>PT7M37S</meta:editing-duration>
    <meta:editing-cycles>1</meta:editing-cycles>
    <meta:document-statistic meta:object-count="17"/>
    <meta:generator>LibreOffice/6.3.2.2$Windows_X86_64 LibreOffice_project/98b30e735bda24bc04ab42594c85f7fd8be07b9c</meta:generator>
  </office:meta>
</office:document-meta>
</file>